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AA000000AAEB1632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style:writing-mode="lr-tb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3" style:data-style-name="N0">3</text:variable-set>: A Scale Model of the Solar System</text:p>
      <text:p text:style-name="P3"/>
      <text:p text:style-name="P3">Part 1: The sizes of the planets:</text:p>
      <text:p text:style-name="P3"/>
      <text:p text:style-name="P3">The Chart shows each planet and its diameter in miles. <text:s/>Use a scale of 1 mm = 1,000 miles to calculate the millimeter (mm)-scale diameter of each planet’s diameter. <text:s/>Record your answers on the chart. <text:s/><text:span text:style-name="T2">Hint: Divide each diameter by 1,000.</text:span>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Item</text:p>
          </table:table-cell>
          <table:table-cell table:style-name="Table1.A1" office:value-type="string">
            <text:p text:style-name="P4">Diameter (miles)</text:p>
          </table:table-cell>
          <table:table-cell table:style-name="Table1.C1" office:value-type="string">
            <text:p text:style-name="P4">Scaled Diameter (mm)</text:p>
          </table:table-cell>
        </table:table-row>
        <table:table-row>
          <table:table-cell table:style-name="Table1.A2" office:value-type="string">
            <text:p text:style-name="P4">Sun</text:p>
          </table:table-cell>
          <table:table-cell table:style-name="Table1.B2" office:value-type="float" office:value="866000">
            <text:p text:style-name="P4">86600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ercury</text:p>
          </table:table-cell>
          <table:table-cell table:style-name="Table1.B2" office:value-type="float" office:value="3100">
            <text:p text:style-name="P4">310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Venus</text:p>
          </table:table-cell>
          <table:table-cell table:style-name="Table1.B2" office:value-type="float" office:value="7700">
            <text:p text:style-name="P4">770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Earth</text:p>
          </table:table-cell>
          <table:table-cell table:style-name="Table1.B2" office:value-type="float" office:value="8000">
            <text:p text:style-name="P4">800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ars</text:p>
          </table:table-cell>
          <table:table-cell table:style-name="Table1.B2" office:value-type="float" office:value="4200">
            <text:p text:style-name="P4">420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Jupiter</text:p>
          </table:table-cell>
          <table:table-cell table:style-name="Table1.B2" office:value-type="float" office:value="89000">
            <text:p text:style-name="P4">8900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Saturn</text:p>
          </table:table-cell>
          <table:table-cell table:style-name="Table1.B2" office:value-type="float" office:value="71500">
            <text:p text:style-name="P4">7150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Uranus</text:p>
          </table:table-cell>
          <table:table-cell table:style-name="Table1.B2" office:value-type="float" office:value="32000">
            <text:p text:style-name="P4">3200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eptune</text:p>
          </table:table-cell>
          <table:table-cell table:style-name="Table1.B2" office:value-type="float" office:value="31000">
            <text:p text:style-name="P4">31000</text:p>
          </table:table-cell>
          <table:table-cell table:style-name="Table1.C2" office:value-type="string">
            <text:p text:style-name="P4"/>
          </table:table-cell>
        </table:table-row>
      </table:table>
      <text:p text:style-name="P5"/>
      <text:p text:style-name="P3">Part 2: Draw each of the planets on a separate sheet of paper (DO NOT DRAW THE SUN – IT WON’T FIT!). <text:s/>Label the papers with the planets' names. <text:s/>Remember, 1 cm = 10 mm. <text:s/></text:p>
      <text:p text:style-name="P3"/>
      <text:p text:style-name="P3"/>
      <text:p text:style-name="P3"/>
      <text:p text:style-name="P3">Part 3: Distance between planets. <text:s/>Complete the table, again, using the scale 1 mm = 1,000 miles.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Object</text:p>
          </table:table-cell>
          <table:table-cell table:style-name="Table2.A1" office:value-type="string">
            <text:p text:style-name="P4">Distance from Sun (miles)</text:p>
          </table:table-cell>
          <table:table-cell table:style-name="Table2.C1" office:value-type="string">
            <text:p text:style-name="P4">Scaled Distance (mm)</text:p>
          </table:table-cell>
        </table:table-row>
        <table:table-row>
          <table:table-cell table:style-name="Table2.A2" office:value-type="string">
            <text:p text:style-name="P4">Mercury</text:p>
          </table:table-cell>
          <table:table-cell table:style-name="Table2.B2" office:value-type="float" office:value="36000000">
            <text:p text:style-name="P4">36000000</text:p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Venus</text:p>
          </table:table-cell>
          <table:table-cell table:style-name="Table2.B2" office:value-type="float" office:value="67000000">
            <text:p text:style-name="P4">67000000</text:p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Earth</text:p>
          </table:table-cell>
          <table:table-cell table:style-name="Table2.B2" office:value-type="float" office:value="93000000">
            <text:p text:style-name="P4">93000000</text:p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Mars</text:p>
          </table:table-cell>
          <table:table-cell table:style-name="Table2.B2" office:value-type="float" office:value="142000000">
            <text:p text:style-name="P4">142000000</text:p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Jupiter</text:p>
          </table:table-cell>
          <table:table-cell table:style-name="Table2.B2" office:value-type="float" office:value="484000000">
            <text:p text:style-name="P4">484000000</text:p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Saturn</text:p>
          </table:table-cell>
          <table:table-cell table:style-name="Table2.B2" office:value-type="float" office:value="885000000">
            <text:p text:style-name="P4">885000000</text:p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Uranus</text:p>
          </table:table-cell>
          <table:table-cell table:style-name="Table2.B2" office:value-type="float" office:value="1780000000">
            <text:p text:style-name="P4">1780000000</text:p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Neptune</text:p>
          </table:table-cell>
          <table:table-cell table:style-name="Table2.B2" office:value-type="float" office:value="2790000000">
            <text:p text:style-name="P4">2790000000</text:p>
          </table:table-cell>
          <table:table-cell table:style-name="Table2.C2" office:value-type="string">
            <text:p text:style-name="P4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writing-mode="lr-tb"/>
    </style:style>
    <style:style style:name="MT1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2681in" svg:y="-0.2437in" svg:width="0.75in" svg:height="0.75in" draw:z-index="0"><draw:image xlink:href="Pictures/10000000000000AA000000AAEB163252.png" xlink:type="simple" xlink:show="embed" xlink:actuate="onLoad"/></draw:frame> <text:s text:c="11"/>Name: <text:tab/><text:tab/><text:date style:data-style-name="N37" text:date-value="2009-09-16T06:10:30" text:fixed="true">09/16/09</text:date></text:p>
      </style:header>
      <style:footer>
        <text:p text:style-name="Footer">1<text:span text:style-name="MT1">st</text:span> Nine Weeks<text:tab/><text:page-number text:select-page="current">1</text:page-number>/<text:page-count>1</text:page-count><text:tab/>Assignment <text:variable-get text:name="Assignment" office:value-type="float" style:data-style-name="N0">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6T06:10:30</meta:creation-date>
    <meta:editing-duration>PT01H40M08S</meta:editing-duration>
    <meta:editing-cycles>7</meta:editing-cycles>
    <meta:generator>OpenOffice.org/3.1$Unix OpenOffice.org_project/310m19$Build-9420</meta:generator>
    <meta:initial-creator>Jonas Williamson</meta:initial-creator>
    <dc:date>2009-09-18T10:34:11</dc:date>
    <dc:creator>Jonas Williamson</dc:creator>
    <meta:printed-by>Jonas Williamson</meta:printed-by>
    <meta:print-date>2009-09-16T06:39:49</meta:print-date>
    <meta:document-statistic meta:table-count="2" meta:image-count="1" meta:object-count="0" meta:page-count="1" meta:paragraph-count="47" meta:word-count="165" meta:character-count="945"/>
    <meta:user-defined meta:name="Info 1"/>
    <meta:user-defined meta:name="Info 2"/>
    <meta:user-defined meta:name="Info 3"/>
    <meta:user-defined meta:name="Info 4"/>
  </office:meta>
</office:document-meta>
</file>